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85c80" officeooo:paragraph-rsid="00185c80"/>
    </style:style>
    <style:style style:name="T1" style:family="text">
      <style:text-properties officeooo:rsid="00186c0f"/>
    </style:style>
    <style:style style:name="T2" style:family="text">
      <style:text-properties officeooo:rsid="001aa1c1"/>
    </style:style>
    <style:style style:name="T3" style:family="text">
      <style:text-properties officeooo:rsid="001cb6ad"/>
    </style:style>
    <style:style style:name="T4" style:family="text">
      <style:text-properties officeooo:rsid="001e386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7 Documentation</text:p>
      <text:p text:style-name="P1"><text:tab/><text:span text:style-name="T1">The objective of this project was to use classes to allow the creation of polynomial data types and the manipulation of them through functions such as multiplication, addition, subtraction, scaling, as well as receiving input from the user and printing them. To do this we had to utilize friend functions and operator overloading. We also had to provide a function to solve the polynomials. We used a default constructor, a parameterized constructor, and a copy constructor along with a destructor.</text:span></text:p>
      <text:p text:style-name="P1"><text:tab/><text:span text:style-name="T2">I began by creating the private data members for the coefficients and the highest degree of a polynomial. I then created the constructors and destructors in order to allocate and deallocate memory. I then focused on overloading the operators including the insertion operator, extraction operator, addition, subtraction, assignment, multiplication for scalar and polynomial multiplication, the == operator, and the != operator. In the main driver I provide the user with the ability to enter a file of polynomials to be used with each possible function to test my class file. Memory is allocated and deallocated for the pointer to each polynomial entered by the user. I also created a solve function which takes a polynomial and an integer entered by the user and solves the polynomial using the integer in place of x returning an integer.</text:span></text:p>
      <text:p text:style-name="P1"><text:tab/><text:span text:style-name="T3">The most challenging part of this project was performing polynomial multiplication as once a polynomial is “foil” common terms must be combined to form the final polynomial. In order to determine how to do this I practiced polynomial multiplication on paper and noticed the pattern. Recognizing the pattern however did not immediately allow me to implement it and I struggled to do so. It was also a small challenge to print out the data since it was necessary to consider to what degree the variable should be and whether to add or subtract.</text:span></text:p>
      <text:p text:style-name="P1"><text:tab/><text:span text:style-name="T4">If I had more time to work on the project I would aim to optimize the functions so that they run more efficiently and waste less space. I would also make my main driver more user-friendly. It was also a challenge figuring out how to correctly override each function, including friend functions. It was also important to make sure to delete all the temporary pointers that I used in many of the func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6T20:29:37.415744628</meta:creation-date>
    <dc:date>2016-03-16T22:28:13.025426921</dc:date>
    <meta:editing-duration>PT1H57M46S</meta:editing-duration>
    <meta:editing-cycles>11</meta:editing-cycles>
    <meta:generator>LibreOffice/4.2.8.2$Linux_X86_64 LibreOffice_project/420m0$Build-2</meta:generator>
    <meta:document-statistic meta:table-count="0" meta:image-count="0" meta:object-count="0" meta:page-count="1" meta:paragraph-count="5" meta:word-count="385" meta:character-count="2309" meta:non-whitespace-character-count="1925"/>
  </office:meta>
</office:document-meta>
</file>